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1cm" fo:min-width="2.085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71cm" fo:min-width="0.7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1cm" fo:min-width="1.8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2.58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72cm" fo:min-width="1.3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71cm" fo:min-width="2.6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71cm" fo:min-width="1.30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19cm" fo:min-width="1.72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79cm" fo:min-width="1.0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44cm" fo:min-width="1.723cm"/>
      <style:paragraph-properties style:writing-mode="lr-tb"/>
    </style:style>
    <style:style style:name="gr13" style:family="graphic" style:parent-style-name="standard">
      <style:graphic-properties draw:fill-color="#bf0041" draw:textarea-horizontal-align="justify" draw:textarea-vertical-align="middle" draw:auto-grow-height="false" fo:min-height="0.648cm" fo:min-width="1.52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5cm" fo:min-width="1.52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1.522cm"/>
      <style:paragraph-properties style:writing-mode="lr-tb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-color="#bf0041"/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ingDirectoryProposal" draw:style-name="dp1" draw:master-page-name="Default">
        <draw:custom-shape draw:style-name="gr1" draw:text-style-name="P1" xml:id="id4" draw:id="id4" draw:layer="layout" svg:width="2.585cm" svg:height="1.621cm" svg:x="6.374cm" svg:y="15.57cm">
          <text:p text:style-name="P1">explor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85cm" svg:height="1.621cm" svg:x="9.572cm" svg:y="15.536cm">
          <text:p text:style-name="P1">regress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728cm" svg:y1="12.395cm" svg:x2="4.728cm" svg:y2="12.395cm" svg:d="M4728 12395z" svg:viewBox="0 0 1 1">
          <text:p/>
        </draw:connector>
        <draw:custom-shape draw:style-name="gr3" draw:text-style-name="P1" xml:id="id1" draw:id="id1" draw:layer="layout" svg:width="1.292cm" svg:height="1.621cm" svg:x="1.317cm" svg:y="15.57cm">
          <text:p text:style-name="P1">real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326cm" svg:height="1.621cm" svg:x="3.561cm" svg:y="15.57cm">
          <text:p text:style-name="P1">syntheti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963cm" svg:y1="15.57cm" svg:x2="5.921cm" svg:y2="12.712cm" draw:start-shape="id1" draw:start-glue-point="0" draw:end-shape="id2" draw:end-glue-point="8" svg:d="M1963 15570v-1429h3958v-1429" svg:viewBox="0 0 3959 2859">
          <text:p/>
        </draw:connector>
        <draw:connector draw:style-name="gr2" draw:text-style-name="P1" draw:layer="layout" svg:x1="5.921cm" svg:y1="12.712cm" svg:x2="4.724cm" svg:y2="15.57cm" draw:start-shape="id2" draw:start-glue-point="8" draw:end-shape="id3" draw:end-glue-point="0" svg:d="M5921 12712v1429h-1197v1429" svg:viewBox="0 0 1198 2859">
          <text:p/>
        </draw:connector>
        <draw:connector draw:style-name="gr2" draw:text-style-name="P1" draw:layer="layout" svg:x1="5.921cm" svg:y1="12.712cm" svg:x2="7.666cm" svg:y2="15.57cm" draw:start-shape="id2" draw:start-glue-point="8" draw:end-shape="id4" draw:end-glue-point="0" svg:d="M5921 12712v1429h1745v1429" svg:viewBox="0 0 1746 2859">
          <text:p/>
        </draw:connector>
        <draw:custom-shape draw:style-name="gr5" draw:text-style-name="P1" xml:id="id5" draw:id="id5" draw:layer="layout" svg:width="3.081cm" svg:height="1.588cm" svg:x="23.001cm" svg:y="15.57cm">
          <text:p text:style-name="P1">dash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541cm" svg:y1="15.57cm" svg:x2="22.431cm" svg:y2="12.712cm" draw:start-shape="id5" draw:start-glue-point="0" draw:end-shape="id6" draw:end-glue-point="8" svg:d="M24541 15570v-1428h-2110v-1430" svg:viewBox="0 0 2111 2859">
          <text:p/>
        </draw:connector>
        <draw:custom-shape draw:style-name="gr6" draw:text-style-name="P1" xml:id="id7" draw:id="id7" draw:layer="layout" svg:width="1.81cm" svg:height="1.622cm" svg:x="21.002cm" svg:y="15.57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907cm" svg:y1="15.57cm" svg:x2="22.431cm" svg:y2="12.712cm" draw:start-shape="id7" draw:start-glue-point="0" draw:end-shape="id6" draw:end-glue-point="8" svg:d="M21907 15570v-1428h524v-1430" svg:viewBox="0 0 525 2859">
          <text:p/>
        </draw:connector>
        <draw:custom-shape draw:style-name="gr7" draw:text-style-name="P1" xml:id="id10" draw:id="id10" draw:layer="layout" svg:width="3.102cm" svg:height="1.621cm" svg:x="12.43cm" svg:y="15.536cm">
          <text:p text:style-name="P1">classification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1.809cm" svg:height="1.621cm" svg:x="18.78cm" svg:y="15.536cm">
          <text:p text:style-name="P1">neur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585cm" svg:height="1.621cm" svg:x="15.877cm" svg:y="15.544cm">
          <text:p text:style-name="P1">clusteri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64cm" svg:y1="15.536cm" svg:x2="14.811cm" svg:y2="12.712cm" draw:start-shape="id8" draw:start-glue-point="0" draw:end-shape="id9" draw:end-glue-point="8" svg:d="M10864 15536v-1412h3947v-1412" svg:viewBox="0 0 3948 2825">
          <text:p/>
        </draw:connector>
        <draw:connector draw:style-name="gr2" draw:text-style-name="P1" draw:layer="layout" svg:x1="13.981cm" svg:y1="15.536cm" svg:x2="14.811cm" svg:y2="12.712cm" draw:start-shape="id10" draw:start-glue-point="0" draw:end-shape="id9" draw:end-glue-point="8" svg:d="M13981 15536v-1412h830v-1412" svg:viewBox="0 0 831 2825">
          <text:p/>
        </draw:connector>
        <draw:connector draw:style-name="gr2" draw:text-style-name="P1" draw:layer="layout" svg:x1="17.169cm" svg:y1="15.544cm" svg:x2="14.811cm" svg:y2="12.712cm" draw:start-shape="id11" draw:start-glue-point="0" draw:end-shape="id9" draw:end-glue-point="8" svg:d="M17169 15544v-1416h-2358v-1416" svg:viewBox="0 0 2359 2833">
          <text:p/>
        </draw:connector>
        <draw:connector draw:style-name="gr2" draw:text-style-name="P1" draw:layer="layout" svg:x1="19.684cm" svg:y1="15.536cm" svg:x2="14.811cm" svg:y2="12.712cm" draw:start-shape="id12" draw:start-glue-point="0" draw:end-shape="id9" draw:end-glue-point="8" svg:d="M19684 15536v-1412h-4873v-1412" svg:viewBox="0 0 4874 2825">
          <text:p/>
        </draw:connector>
        <draw:custom-shape draw:style-name="gr9" draw:text-style-name="P1" xml:id="id13" draw:id="id13" draw:layer="layout" svg:width="2.54cm" svg:height="1.27cm" svg:x="1.317cm" svg:y="11.442cm">
          <text:p text:style-name="P1">me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cm" svg:height="1.27cm" svg:x="2.364cm" svg:y="3.222cm">
          <text:p text:style-name="P1">RE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222cm" svg:height="1.269cm" svg:x="2.682cm" svg:y="4.811cm">
          <text:p text:style-name="P1">directory</text:p>
          <draw:enhanced-geometry svg:viewBox="0 0 21600 21600" draw:type="rectangle" draw:enhanced-path="M 0 0 L 21600 0 21600 21600 0 21600 0 0 Z N"/>
        </draw:custom-shape>
        <draw:custom-shape draw:style-name="gr11" draw:text-style-name="P1" xml:id="id14" draw:id="id14" draw:layer="layout" svg:width="3.175cm" svg:height="2.857cm" svg:x="8.937cm" svg:y="6.045cm">
          <text:p text:style-name="P1">tm-pe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.587cm" svg:y1="11.442cm" svg:x2="10.525cm" svg:y2="8.902cm" draw:start-shape="id13" draw:start-glue-point="4" draw:end-shape="id14" draw:end-glue-point="6" svg:d="M2587 11442v-1270h7938v-1270" svg:viewBox="0 0 7939 2541">
          <text:p/>
        </draw:connector>
        <draw:custom-shape draw:style-name="gr12" draw:text-style-name="P1" draw:layer="layout" svg:width="4.445cm" svg:height="1.588cm" svg:x="1.317cm" svg:y="1.317cm">
          <text:p text:style-name="P1">Organiz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811cm" svg:y1="11.442cm" svg:x2="10.525cm" svg:y2="8.902cm" draw:start-shape="id9" draw:start-glue-point="4" draw:end-shape="id14" draw:end-glue-point="6" svg:d="M14811 11442v-1270h-4286v-1270" svg:viewBox="0 0 4287 2541">
          <text:p/>
        </draw:connector>
        <draw:custom-shape draw:style-name="gr13" draw:text-style-name="P2" xml:id="id2" draw:id="id2" draw:layer="layout" svg:width="2.857cm" svg:height="1.27cm" svg:x="4.493cm" svg:y="11.442cm">
          <text:p text:style-name="P1">ai-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2.857cm" svg:height="1.27cm" svg:x="21.003cm" svg:y="11.442cm">
          <text:p text:style-name="P1">ai-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9" draw:id="id9" draw:layer="layout" svg:width="2.857cm" svg:height="1.27cm" svg:x="13.383cm" svg:y="11.442cm">
          <text:p text:style-name="P1">ai-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921cm" svg:y1="11.442cm" svg:x2="10.525cm" svg:y2="8.902cm" draw:start-shape="id2" draw:start-glue-point="4" draw:end-shape="id14" draw:end-glue-point="6" svg:d="M5921 11442v-1270h4604v-1270" svg:viewBox="0 0 4605 2541">
          <text:p/>
        </draw:connector>
        <draw:connector draw:style-name="gr2" draw:text-style-name="P1" draw:layer="layout" svg:x1="22.431cm" svg:y1="11.442cm" svg:x2="10.525cm" svg:y2="8.902cm" draw:start-shape="id6" draw:start-glue-point="4" draw:end-shape="id14" draw:end-glue-point="6" svg:d="M22431 11442v-1270h-11906v-1270" svg:viewBox="0 0 11907 2541">
          <text:p/>
        </draw:connector>
        <draw:custom-shape draw:style-name="gr9" draw:text-style-name="P1" xml:id="id15" draw:id="id15" draw:layer="layout" svg:width="2.54cm" svg:height="1.27cm" svg:x="14.017cm" svg:y="4.775cm">
          <text:p text:style-name="P1">dev-o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6" draw:id="id16" draw:layer="layout" svg:width="2.857cm" svg:height="0.953cm" svg:x="14.017cm" svg:y="6.679cm">
          <text:p text:style-name="P1">s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7" draw:id="id17" draw:layer="layout" svg:width="2.858cm" svg:height="1.27cm" svg:x="14.017cm" svg:y="7.95cm">
          <text:p text:style-name="P1">ap-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112cm" svg:y1="7.473cm" svg:x2="14.017cm" svg:y2="5.41cm" draw:start-shape="id14" draw:start-glue-point="7" draw:end-shape="id15" draw:end-glue-point="6" svg:d="M12112 7473h953v-2063h952" svg:viewBox="0 0 1906 2064">
          <text:p/>
        </draw:connector>
        <draw:connector draw:style-name="gr2" draw:text-style-name="P1" draw:layer="layout" svg:x1="12.112cm" svg:y1="7.473cm" svg:x2="14.017cm" svg:y2="7.156cm" draw:start-shape="id14" draw:start-glue-point="7" draw:end-shape="id16" draw:end-glue-point="6" svg:d="M12112 7473h952v-317h953" svg:viewBox="0 0 1906 318">
          <text:p/>
        </draw:connector>
        <draw:connector draw:style-name="gr2" draw:text-style-name="P1" draw:layer="layout" svg:x1="12.112cm" svg:y1="7.473cm" svg:x2="14.017cm" svg:y2="8.585cm" draw:start-shape="id14" draw:start-glue-point="7" draw:end-shape="id17" draw:end-glue-point="6" svg:d="M12112 7473h953v1112h952" svg:viewBox="0 0 1906 1113">
          <text:p/>
        </draw:connector>
        <draw:custom-shape draw:style-name="gr13" draw:text-style-name="P2" draw:layer="layout" svg:width="2.857cm" svg:height="1.27cm" svg:x="21.955cm" svg:y="3.222cm">
          <text:p text:style-name="P1">AI re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2:39:06.287322057</meta:creation-date>
    <dc:date>2022-01-12T19:54:08.250684148</dc:date>
    <meta:editing-duration>PT5H53M16S</meta:editing-duration>
    <meta:editing-cycles>5</meta:editing-cycles>
    <meta:generator>LibreOffice/7.1.8.1$Linux_X86_64 LibreOffice_project/10$Build-1</meta:generator>
    <meta:document-statistic meta:object-count="38"/>
  </office:meta>
</office:document-meta>
</file>